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uando todo explotó, mi muerte fue inmediata.<text:line-break/>No tuve tiempo de sentir nada, ni siquiera supe que estaba sucediendo.<text:line-break/>Mi pantalla estaba mostrando la carga del juego.<text:line-break/>Y después todo oscuro.<text:line-break/>Una negra obscuridad.<text:line-break/>Siento como si me sumergiera en agua fangosa, como si un medio increíblemente denso se interpusiera entre yo y mi destino final, el cuál desconocía.<text:line-break/>De pronto la sensación cambio, como si estuviera penetrando en algo más suave.<text:line-break/>Y segundos después, abrí los ojos.<text:line-break/>Así, sin más menos.<text:line-break/>Simplemente abrí los ojos.<text:line-break/>Mire al rededor, estaba en el equivalente a una fosa común.<text:line-break/>El hedor era insoportable, al menos así parecía, pero yo no podia oler nada.e miró, y resulta que mi pecho tiene un agujero de 15 cm de diámetro.<text:line-break/>Y hay sangre cuagulada por todas partes.<text:line-break/>Un humo blanquecino sale de la herida, y poco a poco el tejido se va regenerando, a simple vista.<text:line-break/>¿Que carajos? Pienso, no entiendo lo que está sucediendo.<text:line-break/>Unos segundos después, un gran volumen de información se va acumulando en mi cerebro.<text:line-break/>Los primeros recuerdos son de cunado "nací" de "mis padres", poco a poco más y más información, como "mi nombre", mi situación en este lugar, etc se escriben en mi conciencia.<text:line-break/>Resulta, que "yo" o el alma anterior que habitaba este cuerpo para ser más preciso, era un esclavo.<text:line-break/>Nacido en casa de su señor <text:line-break/>Sus padres, eran siervos ( un rango social un nivel más alto), pero no tenían el derecho de darle ese estatus a su hijo.<text:line-break/>De todas maneras la ley lo protegía hasta los 15 años.<text:line-break/>Porque según la iglesia de la luz azúl todos los seres del mundo tienen que ser libres hasta la mayoría de edad.<text:line-break/>Hasta el momento de "mi muerte" ,.la de el anterior "huésped", tenía 21 años.<text:line-break/>Desde los 15 fue llevado a trabajar a una mina de mineral de hierro, en el feudo de su amo.<text:line-break/>Su padre había muerto en combate, al ser llamado a la leva señorial.<text:line-break/>Su madre había muerto poco tiempo después de una enfermedad.<text:line-break/>El trabajo en la mina era brutal, 18 horas o más de trabajo, con alimentos mínimos, y sino termina la nómina que le imponen no puede comer hasta terminarla.<text:line-break/>Poco a poco fue pasando factura esa situación en su salud.<text:line-break/>Cuando ya no pudo hacer el trabajo.<text:line-break/>Fue ejecutado.<text:line-break/>Con un pilar de madera atravesando su pecho.<text:line-break/>Está es la única forma de ejecución permitida por la ley.<text:line-break/>Es aplicable a todos, desde nobles a esclavos.<text:line-break/>...<text:line-break/>Unos minutos después, el agujero de mi pecho es "rellenado" con tejidos y órganos nuevos.<text:line-break/><text:soft-page-break/>Mis sentidos vuelven poco a poco.<text:line-break/>El hedor se va sintiendo hasta ser insoportable.<text:line-break/>Las arqueadas me invaden, hasta que vómito.<text:line-break/>Mientras intento ponerme de pie y salir de aquí, escucho una voz en mi conciencia.<text:line-break/>_"Reparación del cuerpo completado, nivelando sistema hormonal, restaurando configuración sintáctica._"<text:line-break/>(Que carajos, que es esa voz).<text:line-break/>Hablo en voz alta por la sorpresa.<text:line-break/>Pero me imagino que es parte de la fuerza o ente que me encarnó en este cuerpo.<text:line-break/>Salgo de la fosa, está esta ubicada en una cueva, un aliviadero del agua de la mina.<text:line-break/>Se presenta un pasillo frente a mí </text:p>
      <text:p text:style-name="Text_20_body">Salgo por el, y llego al sitio de minería.<text:line-break/>O sea, al túnel principal.<text:line-break/>Dos soldados están de espalda.<text:line-break/>Entubados en una armadura de cuero bastante ajustada.<text:line-break/>El de la derecha es el que blandio la maza que empujó el pilar de madera en ml pecho.<text:line-break/>Si salgo por ahí, seguro me torturan y vuelvo a ser ejecutado.<text:line-break/>No es una buena idea.<text:line-break/>Pero es la única manera de salir.<text:line-break/>Mientras estoy pensando </text:p>
      <text:p text:style-name="Text_20_body">La voz vuelve a "hablar".<text:line-break/>_"Sistema Starcraft 2, instalándose."<text:line-break/>(Qué?)<text:line-break/>Hablé en voz alta una vez más.<text:line-break/>Pero por suerte no tan alta.<text:line-break/>No me oyeron los guardias que estaban a unos trescientos metros de mí.<text:line-break/>( Pd: debía de ser sobre Stellaris pero mi coauthor dijo que mejor Starcraft pero fui demasiado vago para cambiar el prólogo lo siento)<text:line-break/>_"El sistema se ah instalado, ¿desea entrar a la dimensions de bolsillo ahora?"_<text:line-break/>( Si, deseo entrar).<text:line-break/>_"confirmado_".<text:line-break/>De pronto todo brillo y aparecí en una habitación blanca, con una laptop delante de mi.<text:line-break/>En ella estaba cargando el juego Starcraft 2.<text:line-break/>Era un mapa de prueba sin recursos, sin enemigos.<text:line-break/>Pero no terminaba la partida inmediatamente.<text:line-break/>Tenía un centro de comando Terrans sin SVC ni nada más.<text:line-break/>Así que pensé no sería útil.<text:line-break/>Pero la voz del sistema me empezó a explicar.<text:line-break/>_" cómo puede ver no hay recursos en este mapa, mi tampoco enemigos.<text:line-break/>Para obtener recursos, agregué minerales desde el mundo real a este lugar, solo toca la mena de <text:soft-page-break/>cualquier mineral, y piense en trasladarla y sucederá, en dependencia de la calidad del mineral y del tipo de elemento que tenga, se le agregara mineral en el sistema de juego.<text:line-break/>Para el gas vespeno, en el futuro se le explicará _"<text:line-break/>Yo me quedé un poco más relajado.<text:line-break/>Significa que mi sistema de trampa no sería inútil.<text:line-break/>( Espera un momento, sistema trampa?)<text:line-break/>Yo siempre jugué todos mis juegos de estrategia con cheats.<text:line-break/>Nunca fui un buen jugador jajaja, pero siempre me encantaban estos juegos <text:line-break/>Sobre todo la posibilidad de usar trucos para ser imparable.<text:line-break/>( Sistema, puedo usar trucos?)<text:line-break/>_"..."_<text:line-break/>La voz no dio respuesta.<text:line-break/>Así que decido probar por mi mismo.<text:line-break/>Si lo pero viene a lo peor y pierdo el sistema,.pues solo vivo como esclavo o muero de nuevo, no es que me importe.<text:line-break/>Me acerco a la laptop.<text:line-break/>Óptimo Enter, me sale un recuadro de diálogo.<text:line-break/>Escribió: /moredostmoredost/ me sale cheat actived </text:p>
      <text:p text:style-name="Text_20_body">(Ohhhhhhhhh!!!!!)<text:line-break/>Grito con todas mis fuerzas.<text:line-break/>Ese truco me permite construir cualquier cosa sin tener los recursos.<text:line-break/>También puedo usar los poderes de las tropas sin energía.<text:line-break/>Lamentablemente no recuerdo todos los trucos solo dos más.<text:line-break/>El que me quita los requisitos de población y el de construcción rápida.<text:line-break/>Pero no importa, solo con moredostmoredost es más que suficiente.<text:line-break/>Escribo también /bunker55aliveinside/ y catfoodforpawn/<text:line-break/>Así ya tengo construcción rápida y unidades sin límites.<text:line-break/>Pongo a construir 5 s<text:line-break/>SVC.<text:line-break/>Apenas casi termino de agg los 5 y ya el primero está listo .<text:line-break/>_"SVC listo para servir _" escucho la voz de la unidad.<text:line-break/>Espero que terminen los 5 de construirse .<text:line-break/>Pongo a cada uno a construir un cuartel, o barraca como se llama el edificio realmente.<text:line-break/>Luego creo una bahía de ingenieria Terrans.<text:line-break/>Un centro de mercenarios.<text:line-break/>Una academia.<text:line-break/>Cinco factorias<text:line-break/>Un arsenal.<text:line-break/>Un laboratorio.<text:line-break/>Cinco puertos estelares.<text:line-break/><text:soft-page-break/>Dos silos nucleares.<text:line-break/>(Woow)<text:line-break/>En verdad sucede.<text:line-break/>Bueno podre llevar estás unidades al mundo real.<text:line-break/>_"Si, puede _"</text:p>
      <text:p text:style-name="Text_20_body">_" Solo tiene que desear salir de la dimensions de bolsillo, y aparte seleccionar las unidades que quiere llevárselo, asígnandolas a un grupo de control. Solo oprime la tecla cntr más un número"_.<text:line-break/>( Joder, que simple).<text:line-break/>Bueno, no voy a sacar un battlecrusier<text:line-break/>Sería una locura .<text:line-break/>Seleccione los 5 barracones </text:p>
      <text:p text:style-name="Text_20_body">Los puse a crear marines.<text:line-break/>Ocho por cada uno.<text:line-break/>En unos segundos tenía listo 40 marines.<text:line-break/>Ya upgradiados a 3-3(armas y armadura).<text:line-break/>Bueno con uno por el momento debe de ser suficiente..<text:line-break/>Pero por si las moscas me voy a llevar seis.<text:line-break/>Seleccione seis marines de los 40 que había hecho.<text:line-break/>Pero antes de irme.hice Thors cuarenta.<text:line-break/>Battlecrusier 40.<text:line-break/>Vikingos 120.<text:line-break/>Goliaths 120.<text:line-break/>Banshees 120.<text:line-break/>Espectros 120<text:line-break/>Tanques de asedio 240.<text:line-break/>Motos biter 300.<text:line-break/>Hice más Marienes.<text:line-break/>400.<text:line-break/>400 firebats.<text:line-break/>300 persecutores.<text:line-break/>300 ripers<text:line-break/>50 médicos.<text:line-break/>100. Fantasmas.<text:line-break/>Y ya,no hice nada más.<text:line-break/>O aparte de 20 Hércules.<text:line-break/>Selecciono el cntr 1, formado por seis marines.<text:line-break/>Y digo en voz alta (Salir).<text:line-break/>La luz me invade una vez más y aparezco otra vez en la "vida real".<text:line-break/>A mi lado hay sies marines.<text:line-break/>Son de 2.30 metros de altura, me imagino que por la armadura.<text:line-break/><text:soft-page-break/>Sus rifles gaus son imorecinates.<text:line-break/>Le hablo a uno.<text:line-break/>(MARIN)<text:line-break/>"_Si Señor _"<text:line-break/>Ve a esos dos soldados de ahí adelante.<text:line-break/>_"Obviamente Señor"_<text:line-break/>No puedo verle la cara al soldado pero seguro que pensó imporperios por su tono <text:line-break/>( Pues son hostiles, Todos aquellos que estén equipados así lo son, entiende, todos son objetivos válidos siempre y cuando estén asi armados, sino están armados o si están vestidos diferentes pregunté antes disparar. Entendido)<text:line-break/>_"Señor si Señor"_<text:line-break/>(Bien, es usted el líder táctico de este grupo, avance y despeje el túnel de adelante si hay bifurcación, envíe a un marine a informarme.)<text:line-break/>_"Roger"_.<text:line-break/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5" meta:paragraph-count="6" meta:word-count="1405" meta:character-count="7993" meta:non-whitespace-character-count="6585"/>
  </office:meta>
</office:document-meta>
</file>